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Pictures/1000000000000186000002167AB1AA85.png" manifest:media-type="image/png"/>
  <manifest:file-entry manifest:full-path="Pictures/10000000000003A80000020FE913444A.jpg" manifest:media-type="image/jpeg"/>
  <manifest:file-entry manifest:full-path="Pictures/10000000000001DA00000128C298AB4D.jpg" manifest:media-type="image/jpeg"/>
  <manifest:file-entry manifest:full-path="Pictures/10000000000002C600000215500972A7.jpg" manifest:media-type="image/jpeg"/>
  <manifest:file-entry manifest:full-path="Pictures/100000010000050E0000037A33914D4F.png" manifest:media-type="image/png"/>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automatic-styles>
    <style:style style:name="P1" style:family="paragraph" style:parent-style-name="Contents_20_1">
      <style:paragraph-properties>
        <style:tab-stops>
          <style:tab-stop style:position="15.921cm" style:type="right" style:leader-style="dotted" style:leader-text="."/>
        </style:tab-stops>
      </style:paragraph-properties>
    </style:style>
    <style:style style:name="P2" style:family="paragraph" style:parent-style-name="Contents_20_2">
      <style:paragraph-properties>
        <style:tab-stops>
          <style:tab-stop style:position="15.921cm" style:type="right" style:leader-style="dotted" style:leader-text="."/>
        </style:tab-stops>
      </style:paragraph-properties>
    </style:style>
    <style:style style:name="P3" style:family="paragraph" style:parent-style-name="Contents_20_3">
      <style:paragraph-properties>
        <style:tab-stops>
          <style:tab-stop style:position="15.921cm" style:type="right" style:leader-style="dotted" style:leader-text="."/>
        </style:tab-stops>
      </style:paragraph-properties>
    </style:style>
    <style:style style:name="P4" style:family="paragraph" style:parent-style-name="Standard">
      <style:text-properties style:font-name="Input Mono" fo:font-weight="bold" style:font-weight-asian="bold" style:font-weight-complex="bold"/>
    </style:style>
    <style:style style:name="P5" style:family="paragraph" style:parent-style-name="Heading_20_1">
      <style:paragraph-properties fo:margin-top="0cm" fo:margin-bottom="0.141cm" style:contextual-spacing="false" fo:break-before="page"/>
      <style:text-properties officeooo:rsid="0019e69e" officeooo:paragraph-rsid="0019e69e"/>
    </style:style>
    <style:style style:name="P6" style:family="paragraph" style:parent-style-name="Heading_20_2">
      <style:paragraph-properties fo:break-before="page"/>
    </style:style>
    <style:style style:name="P7" style:family="paragraph" style:parent-style-name="Standard">
      <style:text-properties officeooo:paragraph-rsid="0003be07"/>
    </style:style>
    <style:style style:name="P8" style:family="paragraph" style:parent-style-name="Standard">
      <style:text-properties officeooo:rsid="000b7ef9" officeooo:paragraph-rsid="000b7ef9"/>
    </style:style>
    <style:style style:name="P9" style:family="paragraph" style:parent-style-name="Standard">
      <style:text-properties officeooo:paragraph-rsid="000bde07"/>
    </style:style>
    <style:style style:name="P10" style:family="paragraph" style:parent-style-name="Standard">
      <style:text-properties officeooo:rsid="000bde07" officeooo:paragraph-rsid="000bde07"/>
    </style:style>
    <style:style style:name="P11" style:family="paragraph" style:parent-style-name="Standard">
      <style:text-properties officeooo:paragraph-rsid="000e2b3f"/>
    </style:style>
    <style:style style:name="P12" style:family="paragraph" style:parent-style-name="List_20_Paragraph" style:list-style-name="WWNum1"/>
    <style:style style:name="P13" style:family="paragraph" style:parent-style-name="List_20_Paragraph" style:list-style-name="WWNum5"/>
    <style:style style:name="P14" style:family="paragraph" style:parent-style-name="List_20_Paragraph" style:list-style-name="WWNum6"/>
    <style:style style:name="P15" style:family="paragraph" style:parent-style-name="List_20_Paragraph" style:list-style-name="WWNum6">
      <style:text-properties style:text-underline-style="solid" style:text-underline-width="auto" style:text-underline-color="font-color"/>
    </style:style>
    <style:style style:name="P16" style:family="paragraph" style:parent-style-name="Heading_20_3">
      <style:paragraph-properties fo:break-before="page"/>
    </style:style>
    <style:style style:name="P17" style:family="paragraph" style:parent-style-name="Standard">
      <style:text-properties officeooo:rsid="001330d8" officeooo:paragraph-rsid="001330d8"/>
    </style:style>
    <style:style style:name="P18" style:family="paragraph" style:parent-style-name="Heading_20_4">
      <style:text-properties officeooo:rsid="001e8682" officeooo:paragraph-rsid="001e8682"/>
    </style:style>
    <style:style style:name="P19" style:family="paragraph" style:parent-style-name="Standard">
      <style:text-properties officeooo:rsid="003308a5" officeooo:paragraph-rsid="00339342"/>
    </style:style>
    <style:style style:name="P20" style:family="paragraph" style:parent-style-name="Heading_20_4">
      <style:text-properties officeooo:rsid="00211e35" officeooo:paragraph-rsid="00211e35"/>
    </style:style>
    <style:style style:name="P21" style:family="paragraph" style:parent-style-name="Standard">
      <style:text-properties officeooo:rsid="00211e35" officeooo:paragraph-rsid="00211e35"/>
    </style:style>
    <style:style style:name="P22" style:family="paragraph" style:parent-style-name="Heading_20_4">
      <style:text-properties officeooo:rsid="0027b836" officeooo:paragraph-rsid="0027b836"/>
    </style:style>
    <style:style style:name="P23" style:family="paragraph" style:parent-style-name="Standard">
      <style:text-properties officeooo:rsid="0027b836" officeooo:paragraph-rsid="0027b836"/>
    </style:style>
    <style:style style:name="P24" style:family="paragraph" style:parent-style-name="Heading_20_4">
      <style:text-properties officeooo:rsid="002b327f" officeooo:paragraph-rsid="002b327f"/>
    </style:style>
    <style:style style:name="P25" style:family="paragraph" style:parent-style-name="Standard">
      <style:text-properties officeooo:rsid="002b327f" officeooo:paragraph-rsid="002b327f"/>
    </style:style>
    <style:style style:name="P26" style:family="paragraph" style:parent-style-name="Heading_20_4">
      <style:text-properties officeooo:rsid="003919d3" officeooo:paragraph-rsid="003919d3"/>
    </style:style>
    <style:style style:name="P27" style:family="paragraph" style:parent-style-name="Standard">
      <style:text-properties officeooo:rsid="003919d3" officeooo:paragraph-rsid="003919d3"/>
    </style:style>
    <style:style style:name="P28" style:family="paragraph" style:parent-style-name="Standard">
      <style:text-properties officeooo:rsid="00133339" officeooo:paragraph-rsid="00133339"/>
    </style:style>
    <style:style style:name="P29" style:family="paragraph" style:parent-style-name="Heading_20_4">
      <style:text-properties officeooo:rsid="003a1236" officeooo:paragraph-rsid="003a1236"/>
    </style:style>
    <style:style style:name="P30" style:family="paragraph" style:parent-style-name="Standard">
      <style:text-properties officeooo:rsid="003a1236" officeooo:paragraph-rsid="003a1236"/>
    </style:style>
    <style:style style:name="P31" style:family="paragraph" style:parent-style-name="Standard">
      <style:text-properties officeooo:rsid="003a481b" officeooo:paragraph-rsid="003a481b"/>
    </style:style>
    <style:style style:name="P32" style:family="paragraph" style:parent-style-name="Heading_20_4">
      <style:text-properties officeooo:rsid="00211e35" officeooo:paragraph-rsid="003c1cc1"/>
    </style:style>
    <style:style style:name="P33" style:family="paragraph" style:parent-style-name="Standard">
      <style:text-properties officeooo:rsid="003c1cc1" officeooo:paragraph-rsid="003c1cc1"/>
    </style:style>
    <style:style style:name="P34" style:family="paragraph" style:parent-style-name="Heading_20_4">
      <style:text-properties officeooo:rsid="0027b836" officeooo:paragraph-rsid="003de28e"/>
    </style:style>
    <style:style style:name="P35" style:family="paragraph" style:parent-style-name="Standard">
      <style:text-properties officeooo:rsid="003de28e" officeooo:paragraph-rsid="003de28e"/>
    </style:style>
    <style:style style:name="T1" style:family="text">
      <style:text-properties officeooo:rsid="0003be07"/>
    </style:style>
    <style:style style:name="T2" style:family="text">
      <style:text-properties officeooo:rsid="00056702"/>
    </style:style>
    <style:style style:name="T3" style:family="text">
      <style:text-properties officeooo:rsid="000bde07"/>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officeooo:rsid="000cfd04"/>
    </style:style>
    <style:style style:name="T7" style:family="text">
      <style:text-properties officeooo:rsid="001115cb"/>
    </style:style>
    <style:style style:name="T8" style:family="text">
      <style:text-properties officeooo:rsid="00125331"/>
    </style:style>
    <style:style style:name="T9" style:family="text">
      <style:text-properties officeooo:rsid="00128c18"/>
    </style:style>
    <style:style style:name="T10" style:family="text">
      <style:text-properties officeooo:rsid="000f5963"/>
    </style:style>
    <style:style style:name="T11" style:family="text">
      <style:text-properties fo:color="#111111" loext:opacity="100%" style:font-name="Courier New1" fo:font-size="10pt" style:letter-kerning="false" style:font-name-asian="Times New Roman" style:font-size-asian="10pt" style:language-asian="en" style:country-asian="GB" style:font-name-complex="Courier New2" style:font-size-complex="10pt"/>
    </style:style>
    <style:style style:name="T12" style:family="text">
      <style:text-properties style:text-underline-style="solid" style:text-underline-width="auto" style:text-underline-color="font-color"/>
    </style:style>
    <style:style style:name="T13" style:family="text">
      <style:text-properties fo:font-weight="bold" style:font-weight-asian="bold" style:font-weight-complex="bold"/>
    </style:style>
    <style:style style:name="T14" style:family="text">
      <style:text-properties officeooo:rsid="001cafd1"/>
    </style:style>
    <style:style style:name="T15" style:family="text">
      <style:text-properties officeooo:rsid="001f0451"/>
    </style:style>
    <style:style style:name="T16" style:family="text">
      <style:text-properties officeooo:rsid="00350c45"/>
    </style:style>
    <style:style style:name="T17" style:family="text">
      <style:text-properties officeooo:rsid="0024bcbc"/>
    </style:style>
    <style:style style:name="T18" style:family="text">
      <style:text-properties officeooo:rsid="0025fed0"/>
    </style:style>
    <style:style style:name="T19" style:family="text">
      <style:text-properties officeooo:rsid="0026095e"/>
    </style:style>
    <style:style style:name="T20" style:family="text">
      <style:text-properties officeooo:rsid="0022d8a0"/>
    </style:style>
    <style:style style:name="T21" style:family="text">
      <style:text-properties officeooo:rsid="00297071"/>
    </style:style>
    <style:style style:name="T22" style:family="text">
      <style:text-properties officeooo:rsid="002b7beb"/>
    </style:style>
    <style:style style:name="T23" style:family="text">
      <style:text-properties officeooo:rsid="002d682d"/>
    </style:style>
    <style:style style:name="T24" style:family="text">
      <style:text-properties officeooo:rsid="002fd93c"/>
    </style:style>
    <style:style style:name="T25" style:family="text">
      <style:text-properties officeooo:rsid="003b8566"/>
    </style:style>
    <style:style style:name="T26" style:family="text">
      <style:text-properties officeooo:rsid="003cb9c7"/>
    </style:style>
    <style:style style:name="T27" style:family="text">
      <style:text-properties officeooo:rsid="003e3c49"/>
    </style:style>
    <style:style style:name="T28" style:family="text">
      <style:text-properties officeooo:rsid="003f5182"/>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3" style:family="graphic" style:parent-style-name="Graphics">
      <style:graphic-properties fo:margin-left="0cm" fo:margin-right="0.318cm" fo:margin-top="0cm" fo:margin-bottom="0cm" style:wrap="parallel" style:number-wrapped-paragraphs="no-limit" style:wrap-contour="false" style:vertical-pos="from-top" style:vertical-rel="paragraph" style:horizontal-pos="left" style:horizontal-rel="page-content" fo:background-color="transparent" draw:fill="none" draw:fill-color="#ffffff" fo:padding="0cm" fo:border="none" style:mirror="none" fo:clip="rect(0cm, 6.186cm, 0cm, 6.202cm)" draw:luminance="0%" draw:contrast="0%" draw:red="0%" draw:green="0%" draw:blue="0%" draw:gamma="100%" draw:color-inversion="false" draw:image-opacity="100%" draw:color-mode="greyscale"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EA Proposal</text:p>
      <text:table-of-content text:style-name="Sect1" text:protected="true" text:name="Table of Contents1">
        <text:table-of-content-source text:outline-level="3" text:use-index-marks="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1"><text:a xlink:type="simple" xlink:href="#__RefHeading___Toc1008_3662906028" text:style-name="Index_20_Link" text:visited-style-name="Index_20_Link"><text:bookmark-start text:name="_Overview"/><text:bookmark-start text:name="Overview"/>Analysis<text:tab/>2</text:a></text:p>
          <text:p text:style-name="P2"><text:a xlink:type="simple" xlink:href="#__RefHeading___Toc927_380478485" text:style-name="Index_20_Link" text:visited-style-name="Index_20_Link">Overview<text:tab/>2</text:a></text:p>
          <text:p text:style-name="P2"><text:a xlink:type="simple" xlink:href="#__RefHeading___Toc929_380478485" text:style-name="Index_20_Link" text:visited-style-name="Index_20_Link">Features<text:tab/>3</text:a></text:p>
          <text:p text:style-name="P3"><text:a xlink:type="simple" xlink:href="#__RefHeading___Toc931_380478485" text:style-name="Index_20_Link" text:visited-style-name="Index_20_Link">Graphical User Interface<text:tab/>3</text:a></text:p>
          <text:p text:style-name="P3"><text:a xlink:type="simple" xlink:href="#__RefHeading___Toc933_380478485" text:style-name="Index_20_Link" text:visited-style-name="Index_20_Link">Database<text:tab/>3</text:a></text:p>
          <text:p text:style-name="P3"><text:a xlink:type="simple" xlink:href="#__RefHeading___Toc935_380478485" text:style-name="Index_20_Link" text:visited-style-name="Index_20_Link">Login System<text:tab/>3</text:a></text:p>
          <text:p text:style-name="P3"><text:a xlink:type="simple" xlink:href="#__RefHeading___Toc937_380478485" text:style-name="Index_20_Link" text:visited-style-name="Index_20_Link">Leaderboard<text:tab/>3</text:a></text:p>
          <text:p text:style-name="P3"><text:a xlink:type="simple" xlink:href="#__RefHeading___Toc939_380478485" text:style-name="Index_20_Link" text:visited-style-name="Index_20_Link">Inventory System<text:tab/>4</text:a></text:p>
          <text:p text:style-name="P3"><text:a xlink:type="simple" xlink:href="#__RefHeading___Toc941_380478485" text:style-name="Index_20_Link" text:visited-style-name="Index_20_Link">Chance Actions<text:tab/>4</text:a></text:p>
          <text:p text:style-name="P3"><text:a xlink:type="simple" xlink:href="#__RefHeading___Toc943_380478485" text:style-name="Index_20_Link" text:visited-style-name="Index_20_Link">Adaptive Rooms<text:tab/>4</text:a></text:p>
          <text:p text:style-name="P3"><text:a xlink:type="simple" xlink:href="#__RefHeading___Toc945_380478485" text:style-name="Index_20_Link" text:visited-style-name="Index_20_Link">Adaptive Map<text:tab/>4</text:a></text:p>
          <text:p text:style-name="P2"><text:a xlink:type="simple" xlink:href="#__RefHeading___Toc949_380478485" text:style-name="Index_20_Link" text:visited-style-name="Index_20_Link">Stakeholders<text:tab/>6</text:a></text:p>
          <text:p text:style-name="P3"><text:a xlink:type="simple" xlink:href="#__RefHeading___Toc951_380478485" text:style-name="Index_20_Link" text:visited-style-name="Index_20_Link">Internal<text:tab/>6</text:a></text:p>
          <text:p text:style-name="P3"><text:a xlink:type="simple" xlink:href="#__RefHeading___Toc959_380478485" text:style-name="Index_20_Link" text:visited-style-name="Index_20_Link">External<text:tab/>7</text:a></text:p>
          <text:p text:style-name="P2"><text:a xlink:type="simple" xlink:href="#__RefHeading___Toc963_380478485" text:style-name="Index_20_Link" text:visited-style-name="Index_20_Link">Similar Games<text:tab/>8</text:a></text:p>
          <text:p text:style-name="P3"><text:a xlink:type="simple" xlink:href="#__RefHeading___Toc965_380478485" text:style-name="Index_20_Link" text:visited-style-name="Index_20_Link">Zork<text:tab/>8</text:a></text:p>
          <text:p text:style-name="P3"><text:a xlink:type="simple" xlink:href="#__RefHeading___Toc969_380478485" text:style-name="Index_20_Link" text:visited-style-name="Index_20_Link">The Hobbit<text:tab/>10</text:a></text:p>
          <text:p text:style-name="P3"><text:a xlink:type="simple" xlink:href="#__RefHeading___Toc973_380478485" text:style-name="Index_20_Link" text:visited-style-name="Index_20_Link">Pokémon Red/Blue/Yellow (1999)<text:tab/>12</text:a></text:p>
          <text:p text:style-name="P2"><text:a xlink:type="simple" xlink:href="#__RefHeading___Toc977_380478485" text:style-name="Index_20_Link" text:visited-style-name="Index_20_Link">Limitations<text:tab/>14</text:a></text:p>
          <text:p text:style-name="P3"><text:a xlink:type="simple" xlink:href="#__RefHeading___Toc979_380478485" text:style-name="Index_20_Link" text:visited-style-name="Index_20_Link">Simple Commands<text:tab/>14</text:a></text:p>
          <text:p text:style-name="P3"><text:a xlink:type="simple" xlink:href="#__RefHeading___Toc981_380478485" text:style-name="Index_20_Link" text:visited-style-name="Index_20_Link">Simple GUI<text:tab/>14</text:a></text:p>
          <text:p text:style-name="P3"><text:a xlink:type="simple" xlink:href="#__RefHeading___Toc983_380478485" text:style-name="Index_20_Link" text:visited-style-name="Index_20_Link">Requires Java<text:tab/>14</text:a></text:p>
          <text:p text:style-name="P3"><text:a xlink:type="simple" xlink:href="#__RefHeading___Toc985_380478485" text:style-name="Index_20_Link" text:visited-style-name="Index_20_Link">Linear Storyline<text:tab/>14</text:a></text:p>
          <text:p text:style-name="P2"><text:a xlink:type="simple" xlink:href="#__RefHeading___Toc928_4034963721" text:style-name="Index_20_Link" text:visited-style-name="Index_20_Link">Requirements<text:tab/>15</text:a></text:p>
          <text:p text:style-name="P3"><text:a xlink:type="simple" xlink:href="#__RefHeading___Toc930_4034963721" text:style-name="Index_20_Link" text:visited-style-name="Index_20_Link">Development<text:tab/>15</text:a></text:p>
          <text:p text:style-name="P3"><text:a xlink:type="simple" xlink:href="#__RefHeading___Toc932_4034963721" text:style-name="Index_20_Link" text:visited-style-name="Index_20_Link">Post-Development<text:tab/>16</text:a></text:p>
        </text:index-body>
      </text:table-of-content>
      <text:p text:style-name="P4"><text:bookmark-end text:name="Overview"/><text:bookmark-end text:name="_Overview"/></text:p>
      <text:h text:style-name="P5" text:outline-level="1"><text:bookmark-start text:name="__RefHeading___Toc1008_3662906028"/>Analysis<text:bookmark-end text:name="__RefHeading___Toc1008_3662906028"/></text:h>
      <text:h text:style-name="Heading_20_2" text:outline-level="2"><text:bookmark-start text:name="_Toc171802633"/><text:bookmark-start text:name="__RefHeading___Toc927_380478485"/>Overview<text:bookmark-end text:name="_Toc171802633"/><text:bookmark-end text:name="__RefHeading___Toc927_380478485"/></text:h>
      <text:p text:style-name="Standard">Space is a classic-style text adventure game, written in Java. It consists of entering commands to perform actions within the game, while the world is continuously described by the program, who is the narrator. There will be loot and weapons to find, enemies to defeat, and puzzles to solve. There will be enemies of varying difficulty to battle against, and a final boss guarding the finish for the game.</text:p>
      <text:p text:style-name="Standard"/>
      <text:h text:style-name="P6" text:outline-level="2"><text:bookmark text:name="_Features"/><text:bookmark-start text:name="_Toc171802634"/><text:bookmark-start text:name="__RefHeading___Toc929_380478485"/>Features<text:bookmark-end text:name="_Toc171802634"/><text:bookmark-end text:name="__RefHeading___Toc929_380478485"/></text:h>
      <text:h text:style-name="Heading_20_3" text:outline-level="3"><text:bookmark text:name="_Graphical_User_Interface"/><text:bookmark-start text:name="_Toc171802635"/><text:bookmark-start text:name="__RefHeading___Toc931_380478485"/>Graphical User Interface<text:bookmark-end text:name="_Toc171802635"/><text:bookmark-end text:name="__RefHeading___Toc931_380478485"/></text:h>
      <text:p text:style-name="P7"><text:span text:style-name="T1">The GUI for the game will be relatively simple. There will be the main chat box where the narrator will talk to the player, and the player will enter commands. At the top of the screen will be a single column constantly displaying the room the player is in, and the health of the player. </text:span><text:span text:style-name="T2">In the top right corner, there will be a rectangular box displaying the player’s location relative to the map. When chance-based events occur, the map will be replaced with a dice roll animation, and then it will return to the map.</text:span></text:p>
      <text:h text:style-name="Heading_20_3" text:outline-level="3"><text:bookmark-start text:name="__RefHeading___Toc933_380478485"/>Database<text:bookmark-end text:name="__RefHeading___Toc933_380478485"/></text:h>
      <text:p text:style-name="P8">Space will encorporate a MySQL database to store data globally for each user. The primary key will be the player’s unique username, stored as a string. There will also be a field for storing the player’s hashed password, also as a string. The final field will be for the player’s highest score, stored as an integer.</text:p>
      <text:h text:style-name="Heading_20_3" text:outline-level="3"><text:bookmark text:name="_Login_System"/><text:bookmark-start text:name="_Toc171802636"/><text:bookmark-start text:name="__RefHeading___Toc935_380478485"/>Login System<text:bookmark-end text:name="_Toc171802636"/><text:bookmark-end text:name="__RefHeading___Toc935_380478485"/></text:h>
      <text:p text:style-name="P9">When the game first loads, there will be a login screen where the user can <text:span text:style-name="T3">create</text:span>/login to an account. When <text:span text:style-name="T3">creating</text:span> an account, <text:span text:style-name="T3">the program will query the database to see if the username is available. If it is, </text:span>the program will hash the password and store it with the username. When logging in, the program will hash the entered password and check it against the one stored <text:span text:style-name="T3">in the database</text:span>, and if they do not match, the user will not be able to log in.</text:p>
      <text:p text:style-name="P10">When the game is launched, it will test the connection with the database. If the connection fails, the game will enter a <text:span text:style-name="T4">guest</text:span><text:span text:style-name="T5"> mode, where the player can pick their name, but no data is saved.</text:span></text:p>
      <text:h text:style-name="Heading_20_3" text:outline-level="3"><text:bookmark text:name="_Leaderboard"/><text:bookmark-start text:name="_Toc171802637"/><text:bookmark-start text:name="__RefHeading___Toc937_380478485"/>Leaderboard<text:bookmark-end text:name="_Toc171802637"/><text:bookmark-end text:name="__RefHeading___Toc937_380478485"/></text:h>
      <text:p text:style-name="P11">From the main menu, users will be able to access the <text:span text:style-name="T6">global</text:span> leaderboard. <text:span text:style-name="T6">The program will query the database for all the players’ usernames and scores, and display a set amount of players’ top scores with their usernames. This </text:span><text:span text:style-name="T7">will</text:span><text:span text:style-name="T6"> be innefficient if there </text:span><text:span text:style-name="T8">is</text:span><text:span text:style-name="T6"> a large number of </text:span><text:span text:style-name="T7">players</text:span><text:span text:style-name="T6">, as it </text:span><text:span text:style-name="T9">will</text:span><text:span text:style-name="T6"> discard the majority, but this should not be a problem in this project.</text:span></text:p>
      <text:p text:style-name="P11"><text:span text:style-name="T6">If I were to fix this, I would most likely use two tables: one </text:span><text:span text:style-name="T10">to store the </text:span><text:span text:style-name="T7">player</text:span><text:span text:style-name="T10"> data</text:span><text:span text:style-name="T6">, and one </text:span><text:span text:style-name="T10">to store the top n player usernames and scores</text:span><text:span text:style-name="T6">. The table for </text:span><text:span text:style-name="T10">the</text:span><text:span text:style-name="T6"> scores would then update </text:span><text:soft-page-break/><text:span text:style-name="T6">once every hour, meaning the game would not have to process each user itself.</text:span></text:p>
      <text:h text:style-name="Heading_20_3" text:outline-level="3"><text:bookmark text:name="_Inventory_System"/><text:bookmark-start text:name="_Toc171802638"/><text:bookmark-start text:name="__RefHeading___Toc939_380478485"/>Inventory System<text:bookmark-end text:name="_Toc171802638"/><text:bookmark-end text:name="__RefHeading___Toc939_380478485"/></text:h>
      <text:p text:style-name="Standard">Throughout the game, there will be items the player can pick up. When they do, the item will be added to their inventory – a space where all their items are stored. At any point, players will be able to check their inventory, and also try to use items from it. Some items will be finite (such as food), meaning the quantity decreases when it is used. However, others will be infinite (such as swords) and will have unlimited uses.</text:p>
      <text:p text:style-name="Standard">When an item is added to the inventory, it will be sorted into an appropriate category (e.g. consumables, weapons), and then sorted alphabetically within their categories based on an insertion sort algorithm.</text:p>
      <text:h text:style-name="Heading_20_3" text:outline-level="3"><text:bookmark-start text:name="_Toc171802639"/><text:bookmark-start text:name="__RefHeading___Toc941_380478485"/>Chance Actions<text:bookmark-end text:name="_Toc171802639"/><text:bookmark-end text:name="__RefHeading___Toc941_380478485"/></text:h>
      <text:p text:style-name="Standard">In the game, there will be items and weapons that perform actions based upon chance, similar to the table-top game Dungeons &amp; Dragons.</text:p>
      <text:p text:style-name="Standard">For example, there could be a sword that has a 25% chance to inflict a critical hit. This would require a roll of at least 15 on a twenty-sided dice. When the player uses the sword, a dice rolling animation would play at the top of the GUI. If the roll was sufficient, the critical hit would be performed.</text:p>
      <text:p text:style-name="Standard">Other items that would utilise this could be potions, spells, armour, etc. It would also be utilised during attacks from enemies.</text:p>
      <text:h text:style-name="Heading_20_3" text:outline-level="3"><text:bookmark text:name="_Adaptive_Rooms"/><text:bookmark-start text:name="_Toc171802640"/><text:bookmark-start text:name="__RefHeading___Toc943_380478485"/>Adaptive Rooms<text:bookmark-end text:name="_Toc171802640"/><text:bookmark-end text:name="__RefHeading___Toc943_380478485"/></text:h>
      <text:p text:style-name="Standard">As the player moves between rooms, the narrator will describe them slightly differently depending on what the player has already done there. For example, if the player has already taken an item from a room, the program will remember and not tell the player about it next time. In addition, if a player has already defeated an enemy, the description will reflect this.</text:p>
      <text:h text:style-name="Heading_20_3" text:outline-level="3"><text:bookmark text:name="_Adaptive_Map"/><text:bookmark-start text:name="_Toc171802641"/><text:bookmark-start text:name="__RefHeading___Toc945_380478485"/>Adaptive Map<text:bookmark-end text:name="_Toc171802641"/><text:bookmark-end text:name="__RefHeading___Toc945_380478485"/></text:h>
      <text:p text:style-name="Standard">At the top of the GUI, there will be a small map of the world. At the beginning, this map will only show the room the player starts in, but will expand as they move around to reveal more. The map will be constructed from ASCII pipe characters, with each room taking up a predefined number of rows and columns.</text:p>
      <text:p text:style-name="Standard">To see if the player has explored a room, each Room object will have an “explored” Boolean value. If the value is true, then <text:soft-page-break/>that room will be displayed on the map. There will also be numbers in each room, with a key on the side giving the names of the rooms.</text:p>
      <text:h text:style-name="Heading_20_4" text:outline-level="4"><text:bookmark-start text:name="_Toc171802642"/><text:bookmark-start text:name="__RefHeading___Toc947_380478485"/>Map Example<text:bookmark-end text:name="_Toc171802642"/><text:bookmark-end text:name="__RefHeading___Toc947_380478485"/></text:h>
      <text:p text:style-name="Standard"><draw:frame draw:style-name="fr1" draw:name="Picture 1" text:anchor-type="as-char" svg:width="6.773cm" svg:height="4.658cm" draw:z-index="0"><draw:image xlink:href="Pictures/100000010000050E0000037A33914D4F.png" xlink:type="simple" xlink:show="embed" xlink:actuate="onLoad" draw:mime-type="image/png"/><svg:desc>A diagram of a house

Description automatically generated</svg:desc></draw:frame></text:p>
      <text:h text:style-name="Heading_20_4" text:outline-level="4"><text:span text:style-name="T10">Symbol </text:span>Key:</text:h>
      <text:list text:style-name="WWNum1">
        <text:list-item>
          <text:p text:style-name="P12">Wall</text:p>
          <text:list>
            <text:list-item>
              <text:p text:style-name="P12"><text:span text:style-name="T11">│</text:span> ┌ ─ ┐ ├ ┤ ┼ └ ┘ ┬ ┴</text:p>
            </text:list-item>
          </text:list>
        </text:list-item>
        <text:list-item>
          <text:p text:style-name="P12">Door</text:p>
          <text:list>
            <text:list-item>
              <text:p text:style-name="P12">═ ║</text:p>
            </text:list-item>
          </text:list>
        </text:list-item>
      </text:list>
      <text:p text:style-name="Standard"/>
      <text:h text:style-name="P6" text:outline-level="2"><text:bookmark-start text:name="_Toc171802643"/><text:bookmark-start text:name="__RefHeading___Toc949_380478485"/>Stakeholders<text:bookmark-end text:name="_Toc171802643"/><text:bookmark-end text:name="__RefHeading___Toc949_380478485"/></text:h>
      <text:h text:style-name="Heading_20_3" text:outline-level="3"><text:bookmark text:name="_Internal"/><text:bookmark-start text:name="_Toc171802644"/><text:bookmark-start text:name="__RefHeading___Toc951_380478485"/>Internal<text:bookmark-end text:name="_Toc171802644"/><text:bookmark-end text:name="__RefHeading___Toc951_380478485"/></text:h>
      <text:h text:style-name="Heading_20_4" text:outline-level="4"><text:bookmark-start text:name="_Toc171802645"/><text:bookmark-start text:name="__RefHeading___Toc953_380478485"/>Developer (me)<text:bookmark-end text:name="_Toc171802645"/><text:bookmark-end text:name="__RefHeading___Toc953_380478485"/></text:h>
      <text:p text:style-name="Standard">I will be developing the game, and also playing it for testing.</text:p>
      <text:p text:style-name="Standard"/>
      <text:h text:style-name="Heading_20_4" text:outline-level="4"><text:bookmark-start text:name="_Toc171802646"/><text:bookmark-start text:name="__RefHeading___Toc955_380478485"/>Younger Players<text:bookmark-end text:name="_Toc171802646"/><text:bookmark-end text:name="__RefHeading___Toc955_380478485"/></text:h>
      <text:p text:style-name="Standard">Younger players are players aged under 35. They will likely be playing as a large proportion of people in that age group play video games often.</text:p>
      <text:h text:style-name="Heading_20_5" text:outline-level="5">Requirements</text:h>
      <text:list text:style-name="WWNum5">
        <text:list-item>
          <text:p text:style-name="P13" loext:marker-style-name="T12"><text:span text:style-name="T12">Intuitive controls</text:span><text:span text:style-name="T12"/></text:p>
        </text:list-item>
      </text:list>
      <text:p text:style-name="List_20_Paragraph"><text:span text:style-name="T13">Why</text:span>: as younger players are unlikely to have come across text-based adventure games before, it’s important to make the controls (commands and parameters) easy to understand to prevent players from becoming frustrated and not wanting to play.</text:p>
      <text:p text:style-name="List_20_Paragraph"><text:span text:style-name="T13">How</text:span>: the game will output a list of commands and parameters, along with their descriptions, at the beginning. For each command, there will be a list of acceptable aliases (for example, to pick up an item, a player could either type “pickup”, or “take”, etc.). The game will also try to explain to the player what they typed wrong if there was a syntax error in their command.</text:p>
      <text:list text:continue-numbering="true" text:style-name="WWNum5">
        <text:list-item>
          <text:p text:style-name="P13" loext:marker-style-name="T12"><text:span text:style-name="T12">Challenging sections</text:span><text:span text:style-name="T12"/></text:p>
        </text:list-item>
      </text:list>
      <text:p text:style-name="List_20_Paragraph"><text:span text:style-name="T13">Why</text:span>: to prevent the player becoming bored, it’s important to have challenging sections. This is especially important for younger players as they will likely be used to modern games that often have very complex problems.</text:p>
      <text:p text:style-name="List_20_Paragraph"><text:span text:style-name="T13">How</text:span>: the game will contain challenging puzzles and enemies that are difficult to defeat.</text:p>
      <text:list text:continue-numbering="true" text:style-name="WWNum5">
        <text:list-item>
          <text:p text:style-name="P13" loext:marker-style-name="T12"><text:span text:style-name="T12">Fun combat system</text:span><text:span text:style-name="T12"/></text:p>
        </text:list-item>
      </text:list>
      <text:p text:style-name="List_20_Paragraph"><text:span text:style-name="T13">Why</text:span>: as younger players will likely be used to modern games such as first-person shooters, the game will need a combat system that is fun and will keep the player engaged.</text:p>
      <text:p text:style-name="List_20_Paragraph"><text:span text:style-name="T13">How</text:span>: the combat system needs to be a balance between challenging, easy to understand, and luck based. To accomplish this, it will undergo lots of testing with different people, and their views will be recorded, and the game adjusted to help. I will also take inspiration from popular games using a similar system, such as Pokémon.</text:p>
      <text:p text:style-name="Standard"/>
      <text:h text:style-name="Heading_20_4" text:outline-level="4"><text:bookmark-start text:name="_Toc171802647"/><text:bookmark-start text:name="__RefHeading___Toc957_380478485"/><text:soft-page-break/>Older Players<text:bookmark-end text:name="_Toc171802647"/><text:bookmark-end text:name="__RefHeading___Toc957_380478485"/></text:h>
      <text:p text:style-name="Standard">Older players are players aged 35 and over – this is due to the timeframe when text-based adventures were most popular, as they started to become less so towards 1990, so they are the ones likely to have played them as children. They will likely be playing due to nostalgia.</text:p>
      <text:h text:style-name="Heading_20_5" text:outline-level="5">Requirements</text:h>
      <text:list text:style-name="WWNum6">
        <text:list-item>
          <text:p text:style-name="P14" loext:marker-style-name="T12"><text:span text:style-name="T12">Classic look and feel</text:span><text:span text:style-name="T12"/></text:p>
        </text:list-item>
      </text:list>
      <text:p text:style-name="List_20_Paragraph"><text:span text:style-name="T13">Why</text:span>: as older players will most likely be playing due to nostalgia, it is important that the game will look and feel similar to those they would’ve played as children.</text:p>
      <text:p text:style-name="List_20_Paragraph"><text:span text:style-name="T13">How</text:span>: I will take inspiration from original text-based adventure games such as Zork and The Hobbit, incorporating key elements such as old-fashioned fonts and looking like a console.</text:p>
      <text:list text:continue-numbering="true" text:style-name="WWNum6">
        <text:list-item>
          <text:p text:style-name="P14" loext:marker-style-name="T12"><text:span text:style-name="T12">Engaging storyline</text:span><text:span text:style-name="T12"/></text:p>
        </text:list-item>
      </text:list>
      <text:p text:style-name="List_20_Paragraph"><text:span text:style-name="T13">Why</text:span>: as older players are typically more invested in the story of a game compared to younger players, it’s important to maintain its quality throughout the game to keep them engaged.</text:p>
      <text:p text:style-name="List_20_Paragraph"><text:span text:style-name="T13">How</text:span>: I will plan the entirety of the story out before hand and run it past a small selection of people that would be likely to play the game. I will them make adjustments according to their feedback.</text:p>
      <text:h text:style-name="Heading_20_3" text:outline-level="3"><text:bookmark text:name="_External"/><text:bookmark-start text:name="_Toc171802648"/><text:bookmark-start text:name="__RefHeading___Toc959_380478485"/>External<text:bookmark-end text:name="_Toc171802648"/><text:bookmark-end text:name="__RefHeading___Toc959_380478485"/></text:h>
      <text:h text:style-name="Heading_20_4" text:outline-level="4"><text:bookmark-start text:name="_Toc171802649"/><text:bookmark-start text:name="__RefHeading___Toc961_380478485"/>PEGI<text:bookmark-end text:name="_Toc171802649"/><text:bookmark-end text:name="__RefHeading___Toc961_380478485"/></text:h>
      <text:p text:style-name="Standard">PEGI (Pan-European Game Information) is an organisation that rates games for age suitability based on their content. They will be playing to judge what ages the game is suitable for.</text:p>
      <text:h text:style-name="Heading_20_5" text:outline-level="5">Requirements</text:h>
      <text:list text:continue-numbering="true" text:style-name="WWNum6">
        <text:list-item>
          <text:p text:style-name="P15">Follow the PEGI Code</text:p>
        </text:list-item>
      </text:list>
      <text:p text:style-name="List_20_Paragraph"><text:span text:style-name="T13">Why</text:span>: all games distributed within the EU must comply with the PEGI Code in order to receive a PEGI age rating. As these age ratings can be highly influential on whether people can play the game or not, it’s important the game complies.</text:p>
      <text:p text:style-name="List_20_Paragraph"><text:span text:style-name="T13">How</text:span>: the game will be in compliance with the applicable data protection and privacy laws. It will also not contain any monetisation methods.</text:p>
      <text:p text:style-name="Standard"/>
      <text:h text:style-name="P6" text:outline-level="2"><text:bookmark text:name="_Similar_Games"/><text:bookmark-start text:name="_Toc171802650"/><text:bookmark-start text:name="__RefHeading___Toc963_380478485"/>Similar Games<text:bookmark-end text:name="_Toc171802650"/><text:bookmark-end text:name="__RefHeading___Toc963_380478485"/></text:h>
      <text:h text:style-name="Heading_20_3" text:outline-level="3"><text:bookmark text:name="_Zork"/><text:bookmark-start text:name="_Toc171802651"/><text:bookmark-start text:name="__RefHeading___Toc965_380478485"/>Zork<text:bookmark-end text:name="_Toc171802651"/><text:bookmark-end text:name="__RefHeading___Toc965_380478485"/></text:h>
      <text:p text:style-name="Standard"><draw:frame draw:style-name="fr1" draw:name="Image2" text:anchor-type="as-char" svg:width="15.921cm" svg:height="11.952cm" draw:z-index="1"><draw:image xlink:href="Pictures/10000000000002C600000215500972A7.jpg" xlink:type="simple" xlink:show="embed" xlink:actuate="onLoad" draw:mime-type="image/jpeg"/><svg:desc>A screenshot of Zork III. There is a black background and white text (an old-fashioned command line).</svg:desc></draw:frame></text:p>
      <text:p text:style-name="Standard">Zork is a text-based adventure game, released in 1977. It was extremely popular, and likely the most famous one to this date. In the game, the player explores the ruined Great Underground Empire and must complete puzzles and move around the map to proceed. To interact with the world, the player enters commands into a command line interface, the computer then responds to them, acting as the story’s narrator. The commands it accepts are very complex, allowing things like “north” and “get lamp”, but also “put the lamp and the sword in the case”.</text:p>
      <text:p text:style-name="Standard">It followed a linear storyline, meaning that all players would have to complete the same challenges in the same way, in the same order. The entirety of the first title took, on average, two and a half hours to complete.</text:p>
      <text:h text:style-name="Heading_20_4" text:outline-level="4"><text:bookmark-start text:name="_Toc171802652"/><text:bookmark-start text:name="__RefHeading___Toc967_380478485"/>Features<text:bookmark-end text:name="_Toc171802652"/><text:bookmark-end text:name="__RefHeading___Toc967_380478485"/></text:h>
      <text:h text:style-name="Heading_20_5" text:outline-level="5">Complex Command System</text:h>
      <text:p text:style-name="Standard">The command system in Zork is very complex, allowing players to type commands in virtually plain English. This was very effective as it meant players didn’t have to read any <text:soft-page-break/>instructions before playing. This makes the game extremely user-friendly and would’ve definitely helped the game in popularity when it was released.</text:p>
      <text:p text:style-name="Standard">I will not be incorporating this feature into my game, as I do not have the time available that it would take to implement. This will result in my game being less user-friendly, as players will likely have to review a list of commands at the start, so they know what is allowed. To mitigate the effect of this, I will be adding aliases for the commands – common alternatives for the keywords. For example, you could either type “take” or “pickup”, and they would perform the same action.</text:p>
      <text:h text:style-name="Heading_20_5" text:outline-level="5">Simple GUI</text:h>
      <text:p text:style-name="Standard">The user interface in Zork is extremely simple, only being a command line. While this may not be as interesting to those used to modern video games, it keeps the code simple and allows the program to run very efficiently and consume minimal resources.</text:p>
      <text:p text:style-name="Standard">I will be incorporating this feature into my game, as I like the aesthetics of a classic command line interface, and I believe it could attract lots of older players towards my game due to their nostalgia for it. In addition to this, I do not think the time investment required to create images for each room would be worth it, as it would make it harder to add to the program later on.</text:p>
      <text:h text:style-name="Heading_20_5" text:outline-level="5">Point System</text:h>
      <text:p text:style-name="Standard">Zork uses a point system to score players. You can get points for solving puzzles, acquiring treasures, performing certain actions, and visiting certain locations. This is useful because it allows the player to gauge how well they have played the game, and compare their score to other players and even compete to get the best one. This point system is not stored anywhere.</text:p>
      <text:p text:style-name="Standard">The game also keeps track of how many moves a player has taken – again something players can use to compare with friends and even perform speedruns on the game.</text:p>
      <text:p text:style-name="Standard">These are both features that I would like to incorporate into my game, because I feel like they’re very fun for the player to be able to see and compete with. However, I will be adding to these features by storing the number of points and moves for each player in a global database. These values will then be visible from the starting screen, along with the players’ usernames.</text:p>
      <text:p text:style-name="Standard"/>
      <text:h text:style-name="P16" text:outline-level="3"><text:bookmark text:name="_The_Hobbit"/><text:bookmark-start text:name="_Toc171802653"/><text:bookmark-start text:name="__RefHeading___Toc969_380478485"/>The Hobbit<text:bookmark-end text:name="_Toc171802653"/><text:bookmark-end text:name="__RefHeading___Toc969_380478485"/></text:h>
      <text:p text:style-name="Standard"><draw:frame draw:style-name="fr1" draw:name="Picture 2" text:anchor-type="as-char" svg:width="15.822cm" svg:height="9.88cm" draw:z-index="2"><draw:image xlink:href="Pictures/10000000000001DA00000128C298AB4D.jpg" xlink:type="simple" xlink:show="embed" xlink:actuate="onLoad" draw:mime-type="image/jpeg"/><svg:desc>A screenshot of The Hobbit for the Commadore 64. In the upper half of the screen, there is simple computer drawing of trees, and a cauldron surrounded by logs. The floor is coloured red.
In the lower half of the screen, there is a command line where the player can enter commands and receive responses.</svg:desc></draw:frame></text:p>
      <text:p text:style-name="Standard"><draw:frame draw:style-name="fr2" draw:name="Image3" text:anchor-type="char" svg:x="0cm" svg:y="0cm" svg:width="5.353cm" svg:height="7.329cm" draw:z-index="3"><draw:image xlink:href="Pictures/1000000000000186000002167AB1AA85.png" xlink:type="simple" xlink:show="embed" xlink:actuate="onLoad" draw:mime-type="image/png"/><svg:desc>The cover of the game The Hobbit for the Commadore 64. It shows a giant, dark mountain in the background, with a large, orange dragon in the foreground breathing smoke.</svg:desc></draw:frame>The Hobbit is a text-based adventure game, released in 1982. Like most adventure games of the time, it is made up of the player exploring the map, collecting treasures, fighting enemies, and solving puzzles. However, the reason this game was so successful was thanks to its illustrations. The majority of locations throughout the game had custom illustrations that the player could see. These were more detailed on the disk version, but simple outlines and filled colours on home computers to save space. These pictures allowed players to explore easily, and feel more engaged with the story.</text:p>
      <text:p text:style-name="Standard">In addition to this, it also used a very complex parser, using a subset of English called Inglish. This allowed players to type phrases such as “Ask Gandalf about the curious map then take the sword and kill the troll with it”. This made the game very appealing to players as it was so much easier than having to follow a rigid structure like other games.</text:p>
      <text:h text:style-name="Heading_20_4" text:outline-level="4"><text:bookmark-start text:name="_Toc171802654"/><text:bookmark-start text:name="__RefHeading___Toc971_380478485"/><text:soft-page-break/>Features<text:bookmark-end text:name="_Toc171802654"/><text:bookmark-end text:name="__RefHeading___Toc971_380478485"/></text:h>
      <text:h text:style-name="Heading_20_5" text:outline-level="5">Illustrations</text:h>
      <text:p text:style-name="Standard">The Hobbit displays pictures for the vast majority of locations the player can be. This gives the player a much more detailed story to follow, feeling as if they are actually in the world itself. On the disk version of the game, it used detailed illustrations, but on the home computer versions, it used simple outlines that were filled by a solid colour, to save space.</text:p>
      <text:p text:style-name="Standard">While I would very much like to incorporate this feature, I will not be able to as I believe it is beyond my capabilities to create illustrations for all the map locations and still complete the program to an acceptable level. However, I will be incorporating a feature inspired by this which is the map. The player will have a map in the top corner of their screen, drawn with ASCII characters, showing them and the areas they have already explored. While not being as effective as the illustrations at engaging the player, it will make it much easier to navigate the world as you won’t have to rely solely on memory.</text:p>
      <text:h text:style-name="Heading_20_5" text:outline-level="5">Real Time Gameplay</text:h>
      <text:p text:style-name="Standard">Unlike other text-based adventure games of the time, The Hobbit utilised a real time system, meaning that things were constantly happening in the background. For example, if a player took too long to enter a command, events had the possibility to happen such as “Thorin sits down and starts singing about gold”. This kept players engaged, as they could not simply leave the game at any point, they had to type a command to pause it. It also allowed the player to feel as if they were within the game as it was not all controlled by them.</text:p>
      <text:p text:style-name="Standard">I will not be incorporating this feature into my game, as I believe it is beyond my capabilities to program this system and still complete the program to an acceptable level. I also think that, while it is an excellent feature, it is not needed for my game as it will still be very fun and engaging without it.</text:p>
      <text:p text:style-name="Standard"/>
      <text:h text:style-name="P16" text:outline-level="3"><text:bookmark-start text:name="_Pokémon_Red/Blue/Yellow_(1999)"/><text:bookmark-start text:name="__RefHeading___Toc973_380478485"/><text:bookmark-start text:name="_Toc171802655"/><draw:frame draw:style-name="fr3" draw:name="Picture 4" text:anchor-type="char" svg:y="0.873cm" svg:width="8.281cm" svg:height="7.461cm" draw:z-index="4"><draw:image xlink:href="Pictures/10000000000003A80000020FE913444A.jpg" xlink:type="simple" xlink:show="embed" xlink:actuate="onLoad" draw:mime-type="image/jpeg"/><svg:desc>Deconstructing: The Battle Music of Pokemon Red and Blue - Jason M. Yu</svg:desc></draw:frame><text:bookmark-end text:name="_Pokémon_Red/Blue/Yellow_(1999)"/>Pokémon Red/Blue/Yellow (1999)<text:bookmark-end text:name="__RefHeading___Toc973_380478485"/><text:bookmark-end text:name="_Toc171802655"/></text:h>
      <text:p text:style-name="Standard">Pokémon was originally released for the EU in 1999 on the Gameboy. It had a simplistic GUI, featuring your character moving around a world and entering battles with creatures called Pokémon, and other Pokémon trainers. This game was extremely successful, and this was mainly due to its gameplay experience over its graphics, which were dated even at its release. However, these simplistic graphics were said to be one of the game’s biggest draws, forcing people to use their imaginations, making it more engaging.</text:p>
      <text:h text:style-name="Heading_20_4" text:outline-level="4"><text:bookmark-start text:name="_Toc171802656"/><text:bookmark-start text:name="__RefHeading___Toc975_380478485"/>Features<text:bookmark-end text:name="_Toc171802656"/><text:bookmark-end text:name="__RefHeading___Toc975_380478485"/></text:h>
      <text:h text:style-name="Heading_20_5" text:outline-level="5">Combat System</text:h>
      <text:p text:style-name="Standard">While the general gameplay of Pokémon is not something I will be incorporating as it’s very different from a text adventure’s, the combat system it similar. The player is given a list of options to pick from which each perform different actions. For example, it could be to attack the opponent, or perform a special move to give them more power on their next attack, etc. This is similar to a text adventure, except you are given the options instead of having to type them yourself</text:p>
      <text:p text:style-name="Standard">In addition to this, Pokémon uses a chance-based combat system. This means that, depending on what random number is generated, the attack or defence will be more/less effective. These are both features that I would like to incorporate, as they make the game more complex and prevent the player from becoming quickly bored – having to come up with different tactics as they go. However, I will be adapting this feature by using a dice to determine the random number, and this will be visible to the player. As well, the player will have to type in their actions instead of selecting them from a list.</text:p>
      <text:h text:style-name="Heading_20_5" text:outline-level="5">Graphics</text:h>
      <text:p text:style-name="Standard">During battles, Pokémon displays a standard battle screen. This screen follows the same format every time, only showing different characters and options. This screen is useful to the player as it is extremely user-friendly, showing them all the available options, as well as their health and the opponents <text:soft-page-break/>health. It also allows the player to see the opponent they are seeing instead of just reading a name or description. This can make it easier to convey the opponent – whether they are a cute Pokémon they should take pity on, or a frightening and challenging one.</text:p>
      <text:p text:style-name="Standard">I will not be incorporating this feature into my game as, while it would be a nice addition, I feel it does not follow the classic look and feel of a text adventure. In addition to this, I am not confident in my ability to create even pixel art versions of characters to an acceptable standard, while still spending enough time on the programming. However, I don’t think my game will lose too much from not including this feature as the descriptions of the characters will be comprehensive and the health will be visible after every move.</text:p>
      <text:p text:style-name="Standard"/>
      <text:h text:style-name="P6" text:outline-level="2"><text:bookmark text:name="_Limitations"/><text:bookmark-start text:name="_Toc171802657"/><text:bookmark-start text:name="__RefHeading___Toc977_380478485"/>Limitations<text:bookmark-end text:name="_Toc171802657"/><text:bookmark-end text:name="__RefHeading___Toc977_380478485"/></text:h>
      <text:h text:style-name="Heading_20_3" text:outline-level="3"><text:bookmark-start text:name="_Toc171802658"/><text:bookmark-start text:name="__RefHeading___Toc979_380478485"/>Simple Commands<text:bookmark-end text:name="_Toc171802658"/><text:bookmark-end text:name="__RefHeading___Toc979_380478485"/></text:h>
      <text:p text:style-name="Standard">As opposed to games like Zork and The Hobbit, Space will only accept relatively simple commands, such as “pickup” and “use”. This is due to not having enough time to implement a more complex system into the program while still completing the game to an acceptable level.</text:p>
      <text:h text:style-name="Heading_20_3" text:outline-level="3"><text:bookmark-start text:name="_Toc171802659"/><text:bookmark-start text:name="__RefHeading___Toc981_380478485"/>Simple GUI<text:bookmark-end text:name="_Toc171802659"/><text:bookmark-end text:name="__RefHeading___Toc981_380478485"/></text:h>
      <text:p text:style-name="Standard">Space will use a very simple user interface, being a command line with the player’s health, a map, and a dice at the top. I will not be adding a more intricate interface into the game like in Pokémon or even The Hobbit as I prefer the look and feel of a plain UI – with one of the game’s main selling points being nostalgia for games like Zork. I also feel that the main focus of the game is on the story and adventure, not the UI.</text:p>
      <text:h text:style-name="Heading_20_3" text:outline-level="3"><text:bookmark-start text:name="_Toc171802660"/><text:bookmark-start text:name="__RefHeading___Toc983_380478485"/>Requires Java<text:bookmark-end text:name="_Toc171802660"/><text:bookmark-end text:name="__RefHeading___Toc983_380478485"/></text:h>
      <text:p text:style-name="Standard">As Space will be programmed and compiled in Java, any system that runs it will also need to have Java installed. Overall, this is an advantage for the players, as it means the game can be played on virtually any system (unlike C++, an alternative I considered, which would only be available on Windows systems). However, it also means the user must download both Java and the game, making it slightly more complicated to setup.</text:p>
      <text:h text:style-name="Heading_20_3" text:outline-level="3"><text:bookmark-start text:name="_Toc171802661"/><text:bookmark-start text:name="__RefHeading___Toc985_380478485"/>Linear Storyline<text:bookmark-end text:name="_Toc171802661"/><text:bookmark-end text:name="__RefHeading___Toc985_380478485"/></text:h>
      <text:p text:style-name="Standard">Similar to the majority of text-based adventure games, Space will mostly follow a linear storyline. This means that all the events (i.e. puzzles) will happen to the player in chronological order. While this makes the game easier to program, the downside is that the game becomes less replayable as all players will experience the same thing. The only deviations from this linear storyline will be the combat as it is chance based, therefore slightly changing the outcome for each player.</text:p>
      <text:p text:style-name="Standard"/>
      <text:h text:style-name="P6" text:outline-level="2"><text:bookmark-start text:name="__RefHeading___Toc928_4034963721"/>Requirements<text:bookmark-end text:name="__RefHeading___Toc928_4034963721"/></text:h>
      <text:h text:style-name="Heading_20_3" text:outline-level="3"><text:bookmark-start text:name="__RefHeading___Toc930_4034963721"/>Development<text:bookmark-end text:name="__RefHeading___Toc930_4034963721"/></text:h>
      <text:h text:style-name="Heading_20_4" text:outline-level="4"><text:bookmark-start text:name="__RefHeading___Toc973_3399518990"/>Java Development Kit (JDK)<text:bookmark-end text:name="__RefHeading___Toc973_3399518990"/></text:h>
      <text:p text:style-name="P17">As the game will be programmed in Java, any machines it is developed on will require a JDK installed. <text:span text:style-name="T14">I will be using the latest long-term support version, which is 21. This means all machines it is developed on will also require this specific version.</text:span></text:p>
      <text:h text:style-name="Heading_20_4" text:outline-level="4"><text:bookmark-start text:name="__RefHeading___Toc975_3399518990"/>Integrated Development Environment (IDE)<text:bookmark-end text:name="__RefHeading___Toc975_3399518990"/></text:h>
      <text:p text:style-name="P17">To develop the game, machines will also require a Java-compatable IDE. For Space, I will be using IntelliJ IDEA, as it is equipped with lots of functionality for preventing and locating bugs.</text:p>
      <text:h text:style-name="P18" text:outline-level="4">Operating System</text:h>
      <text:p text:style-name="P19">According to IntelliJ IDEA’s system requirements, the oldest operating systems compatible are Microsoft Windows 10 1809 64-bit, macOS 12.0, and the two latest versions of Ubuntu LTS or Fedora Linux distributions that use Gnome or KDE, X Window System (X11), and GLIBC 2.29 or later.</text:p>
      <text:p text:style-name="P19"><text:span text:style-name="T15">Older versions </text:span><text:span text:style-name="T16">and other operating systems</text:span><text:span text:style-name="T15"> will not be compatable with either some or all of the development tools, and therefore won’t be usable.</text:span></text:p>
      <text:h text:style-name="P20" text:outline-level="4">R<text:span text:style-name="T17">andom Access Memory (RAM)</text:span></text:h>
      <text:p text:style-name="P21">According to IntelliJ IDEA’s system requirements, the minimum amount of RAM <text:span text:style-name="T18">needed</text:span> to run the <text:span text:style-name="T19">software</text:span> is 2 GB.</text:p>
      <text:p text:style-name="P21">RAM is the primary storage of a computer, and is used to hold instructions and data for programs that are currently running. If the machine runs out of RAM, it will become very slow to use and can <text:span text:style-name="T20">eventually crash.</text:span></text:p>
      <text:h text:style-name="P22" text:outline-level="4">Central Processing Unit (CPU)</text:h>
      <text:p text:style-name="P23">According to IntelliJ IDEA’s system requirements, the minimum CPU needed to run the software is any modern CPU, but it strongly recommends a multi-core one as it supports multithreading.</text:p>
      <text:p text:style-name="P23">A CPU handles all the instructions from programs and the computer. Each core is esentially another connected CPU, and it allows programs that support multithreading to run instructions <text:span text:style-name="T21">in parallel</text:span>, making them much faster.</text:p>
      <text:h text:style-name="P24" text:outline-level="4"><text:soft-page-break/>Secondary Storage</text:h>
      <text:p text:style-name="P25">Accordin<text:span text:style-name="T22">g</text:span> to IntelliJ IDEA’s system requirements, the minimum amount of secondary storage needed to run the software is 3.5 GB.</text:p>
      <text:p text:style-name="P25">Secondary storage is used to hold permanent data, such as software <text:span text:style-name="T23">and</text:span> files. In the development of Space, it will be used to store <text:span text:style-name="T23">software files for both IntelliJ IDEA and the JDK, and the data for the game it</text:span><text:span text:style-name="T24">self.</text:span></text:p>
      <text:h text:style-name="P26" text:outline-level="4">Mouse &amp; Keyboard</text:h>
      <text:p text:style-name="P27">During development, both a mouse and keyboard will be required. The keyboard will be used for writing the code for the game, and the mouse will be used for designing the GUI, as IntelliJ IDEA has a drag-and-drop designer.</text:p>
      <text:h text:style-name="Heading_20_3" text:outline-level="3"><text:bookmark-start text:name="__RefHeading___Toc932_4034963721"/>Post-Development<text:bookmark-end text:name="__RefHeading___Toc932_4034963721"/></text:h>
      <text:h text:style-name="Heading_20_4" text:outline-level="4"><text:bookmark-start text:name="__RefHeading___Toc934_4034963721"/>Java<text:bookmark-end text:name="__RefHeading___Toc934_4034963721"/></text:h>
      <text:p text:style-name="P28">As Java is not installed the majority of machines by default, anyone wanting to launch the game will also require java to be downloaded.</text:p>
      <text:h text:style-name="P29" text:outline-level="4">Operating System</text:h>
      <text:p text:style-name="P30">According to Java 21’s system requirements, the oldest operating systems compatable are Windows 10, Ubuntu Linux 22.04 LTS, and macOS 11.</text:p>
      <text:p text:style-name="P31">Older operating systems will not be compatable with Java 21, and therefore won’t be <text:span text:style-name="T25">able to launch the game.</text:span></text:p>
      <text:h text:style-name="P32" text:outline-level="4">R<text:span text:style-name="T17">andom Access Memory (RAM)</text:span></text:h>
      <text:p text:style-name="P33">As Space is a text-adventure using minimal graphics, and is programmed in Java – which is a relatively memory-efficient language – a machine would likely only require 1 GB to comfortably run the game.</text:p>
      <text:p text:style-name="P33">If the machine did not have enough RAM when running the game, <text:span text:style-name="T26">then it could crash.</text:span></text:p>
      <text:h text:style-name="P34" text:outline-level="4">Central Processing Unit (CPU)</text:h>
      <text:p text:style-name="P35"><text:span text:style-name="T27">As</text:span> <text:span text:style-name="T27">Space</text:span> is a text-adventure using minimal graphics, there aren’t many CPUs that <text:span text:style-name="T28">won</text:span>’t be able to run it. A CPU with multiple cores could be useful to run multithreaded processes, but there will not be many of these and the impact they will have will be minimal.</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ptos" svg:font-family="Aptos" style:font-family-generic="roman" style:font-pitch="variable"/>
    <style:font-face style:name="Aptos1" svg:font-family="Aptos" style:font-family-generic="system" style:font-pitch="variable"/>
    <style:font-face style:name="Courier New" svg:font-family="'Courier New'" style:font-family-generic="modern" style:font-pitch="fixed"/>
    <style:font-face style:name="Courier New1" svg:font-family="'Courier New'" style:font-family-generic="roman" style:font-pitch="variable"/>
    <style:font-face style:name="Courier New2" svg:font-family="'Courier New'" style:font-family-generic="system" style:font-pitch="variable"/>
    <style:font-face style:name="Input Mono" svg:font-family="'Input Mono'" style:font-pitch="fixed"/>
    <style:font-face style:name="Input Mono1" svg:font-family="'Input Mono'" style:font-adornments="Bold Italic" style:font-pitch="fixed"/>
    <style:font-face style:name="Input Mono2" svg:font-family="'Input Mono'" style:font-adornments="Regular" style:font-pitch="fixed"/>
    <style:font-face style:name="InputMono" svg:font-family="InputMono"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Symbol" svg:font-family="Symbol" style:font-charset="x-symbol"/>
    <style:font-face style:name="Tahoma" svg:font-family="Tahoma" style:font-family-generic="system" style:font-pitch="variable"/>
    <style:font-face style:name="Times New Roman"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InputMono" fo:font-size="11pt" fo:language="en" fo:country="GB" style:letter-kerning="true" style:font-name-asian="Aptos1"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style:writing-mode="lr-tb"/>
      <style:text-properties style:font-name="Input Mono2" fo:font-family="'Input Mono'" style:font-style-name="Regular" style:font-pitch="fixed"/>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Input Mono2" fo:font-family="'Input Mono'" style:font-style-name="Regular" style:font-pitch="fixed"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next-style-name="Standard" style:class="extra">
      <style:paragraph-properties fo:margin-top="0cm" fo:margin-bottom="0.353cm" style:contextual-spacing="false" fo:line-height="100%"/>
      <style:text-properties fo:color="#0e2841"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635cm" fo:margin-bottom="0.141cm" style:contextual-spacing="false" fo:keep-together="always" fo:keep-with-next="always"/>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282cm" fo:margin-bottom="0.141cm" style:contextual-spacing="false" fo:keep-together="always" fo:keep-with-next="always"/>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071cm" style:contextual-spacing="false" fo:keep-together="always" fo:keep-with-next="always"/>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71cm" fo:margin-bottom="0cm" style:contextual-spacing="false" fo:keep-together="always" fo:keep-with-next="always"/>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cm" fo:margin-bottom="0cm" style:contextual-spacing="false" fo:keep-together="always" fo:keep-with-next="always"/>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style:font-name="Input Mono2" fo:font-family="'Input Mono'" style:font-style-name="Regular" style:font-pitch="fixed"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847cm" fo:margin-bottom="0cm" style:contextual-spacing="false" fo:line-height="115%"/>
      <style:text-properties style:font-name="Input Mono2" fo:font-family="'Input Mono'" style:font-style-name="Regular" style:font-pitch="fixed" fo:font-size="14pt" fo:language="en" fo:country="US" fo:font-weight="normal" style:letter-kerning="false" style:font-size-asian="14pt" style:font-weight-asian="bold" style:font-size-complex="14pt" style:font-weight-complex="bold"/>
    </style:style>
    <style:style style:name="Contents_20_1" style:display-name="Contents 1" style:family="paragraph" style:parent-style-name="Standard" style:next-style-name="Standard" style:auto-update="true" style:class="index">
      <style:paragraph-properties fo:margin-top="0.212cm" fo:margin-bottom="0cm" style:contextual-spacing="false"/>
      <style:text-properties style:font-name="Input Mono1" fo:font-family="'Input Mono'" style:font-style-name="Bold Italic" style:font-pitch="fixed" fo:font-size="12pt" fo:font-style="italic" fo:font-weight="bold" style:font-size-asian="12pt" style:font-style-asian="italic" style:font-weight-asian="bold" style:font-size-complex="12pt" style:font-style-complex="italic" style:font-weight-complex="bold"/>
    </style:style>
    <style:style style:name="Contents_20_2" style:display-name="Contents 2" style:family="paragraph" style:parent-style-name="Standard" style:next-style-name="Standard" style:auto-update="true" style:class="index">
      <style:paragraph-properties fo:margin-left="0.388cm" fo:margin-top="0.212cm" fo:margin-bottom="0cm" style:contextual-spacing="false"/>
      <style:text-properties style:font-name="Aptos" fo:font-family="Aptos" style:font-family-generic="roman" style:font-pitch="variable" fo:font-weight="bold" style:font-weight-asian="bold" style:font-weight-complex="bold"/>
    </style:style>
    <style:style style:name="Contents_20_3" style:display-name="Contents 3" style:family="paragraph" style:parent-style-name="Standard" style:next-style-name="Standard" style:auto-update="true" style:class="index">
      <style:paragraph-properties fo:margin-left="0.776cm" fo:margin-top="0cm" fo:margin-bottom="0cm" style:contextual-spacing="false"/>
      <style:text-properties style:font-name="Aptos" fo:font-family="Aptos" style:font-family-generic="roman" style:font-pitch="variable" fo:font-size="10pt" style:font-size-asian="10pt" style:font-size-complex="10pt"/>
    </style:style>
    <style:style style:name="Contents_20_4" style:display-name="Contents 4" style:family="paragraph" style:parent-style-name="Standard" style:next-style-name="Standard" style:auto-update="true" style:class="index">
      <style:paragraph-properties fo:margin-left="1.164cm" fo:margin-top="0cm" fo:margin-bottom="0cm" style:contextual-spacing="false"/>
      <style:text-properties style:font-name="Aptos" fo:font-family="Aptos" style:font-family-generic="roman" style:font-pitch="variable" fo:font-size="10pt" style:font-size-asian="10pt" style:font-size-complex="10pt"/>
    </style:style>
    <style:style style:name="Contents_20_5" style:display-name="Contents 5" style:family="paragraph" style:parent-style-name="Standard" style:next-style-name="Standard" style:auto-update="true" style:class="index">
      <style:paragraph-properties fo:margin-left="1.552cm" fo:margin-top="0cm" fo:margin-bottom="0cm" style:contextual-spacing="false"/>
      <style:text-properties style:font-name="Aptos" fo:font-family="Aptos" style:font-family-generic="roman" style:font-pitch="variable"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1.94cm" fo:margin-top="0cm" fo:margin-bottom="0cm" style:contextual-spacing="false"/>
      <style:text-properties style:font-name="Aptos" fo:font-family="Aptos" style:font-family-generic="roman" style:font-pitch="variable"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2.328cm" fo:margin-top="0cm" fo:margin-bottom="0cm" style:contextual-spacing="false"/>
      <style:text-properties style:font-name="Aptos" fo:font-family="Aptos" style:font-family-generic="roman" style:font-pitch="variable"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2.716cm" fo:margin-top="0cm" fo:margin-bottom="0cm" style:contextual-spacing="false"/>
      <style:text-properties style:font-name="Aptos" fo:font-family="Aptos" style:font-family-generic="roman" style:font-pitch="variable"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3.104cm" fo:margin-top="0cm" fo:margin-bottom="0cm" style:contextual-spacing="false"/>
      <style:text-properties style:font-name="Aptos" fo:font-family="Aptos" style:font-family-generic="roman" style:font-pitch="variable" fo:font-size="10pt" style:font-size-asian="10pt" style:font-size-complex="10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style:font-name="Aptos" fo:font-family="Aptos" style:font-family-generic="roman" style:font-pitch="variable"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ptos" fo:font-family="Aptos" style:font-family-generic="roman" style:font-pitch="variable"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Subtitle_20_Char" style:display-name="Subtitle Char" style:family="text" style:parent-style-name="Default_20_Paragraph_20_Font" loext:linked-style-name="Subtitle">
      <style:text-properties fo:color="#595959" loext:opacity="100%" style:font-name="Aptos" fo:font-family="Aptos" style:font-family-generic="roman" style:font-pitch="variable"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Visited_20_Internet_20_Link" style:display-name="Visited Internet Link" style:family="text" style:parent-style-name="Default_20_Paragraph_20_Font">
      <style:text-properties fo:color="#96607d" loext:opacity="100%" style:text-underline-style="solid" style:text-underline-width="auto" style:text-underline-color="font-color">
        <loext:char-complex-color loext:theme-type="followed-hyperlink" loext:color-type="theme"/>
      </style:text-properties>
    </style:style>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ListLabel_20_1" style:display-name="ListLabel 1" style:family="text"/>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style style:name="ListLabel_20_19" style:display-name="ListLabel 19"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asian="Aptos1" style:font-family-asian="Aptos" style:font-family-generic-asian="system" style:font-pitch-asian="variable" style:font-name-complex="Tahoma" style:font-family-complex="Tahoma"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2" style:font-family-complex="'Courier New'" style:font-family-generic-complex="system" style:font-pitch-complex="variable"/>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fo:font-family="InputMono"/>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style style:name="Table1" style:family="table">
      <style:table-properties style:width="15.921cm" style:rel-width="100%" fo:margin-top="0cm" fo:margin-bottom="0cm" table:align="center" style:writing-mode="page"/>
    </style:style>
    <style:style style:name="Table1.A" style:family="table-column">
      <style:table-column-properties style:column-width="8.001cm" style:rel-column-width="32931*"/>
    </style:style>
    <style:style style:name="Table1.B" style:family="table-column">
      <style:table-column-properties style:column-width="7.92cm" style:rel-column-width="32603*"/>
    </style:style>
    <style:style style:name="Table1.1" style:family="table-row">
      <style:table-row-properties style:row-height="0.203cm" fo:keep-together="auto"/>
    </style:style>
    <style:style style:name="Table1.A1" style:family="table-cell">
      <style:table-cell-properties fo:background-color="#156082" fo:padding-left="0.203cm" fo:padding-right="0.203cm" fo:padding-top="0cm" fo:padding-bottom="0cm" fo:border="none">
        <style:background-image/>
      </style:table-cell-properties>
    </style:style>
    <style:style style:name="Table1.2" style:family="table-row">
      <style:table-row-properties fo:keep-together="auto"/>
    </style:style>
    <style:style style:name="Table1.A2" style:family="table-cell">
      <style:table-cell-properties style:vertical-align="middle" fo:background-color="transparent" fo:padding-left="0.203cm" fo:padding-right="0.203cm" fo:padding-top="0.254cm" fo:padding-bottom="0.254cm" fo:border="none">
        <style:background-image/>
      </style:table-cell-properties>
    </style:style>
    <style:style style:name="MP1" style:family="paragraph" style:parent-style-name="Header">
      <style:text-properties fo:text-transform="uppercase" fo:font-size="9pt" style:font-size-asian="9pt"/>
    </style:style>
    <style:style style:name="MP2" style:family="paragraph" style:parent-style-name="Header">
      <style:paragraph-properties fo:text-align="end" style:justify-single-word="false"/>
      <style:text-properties fo:text-transform="uppercase" fo:font-size="9pt" style:font-size-asian="9pt"/>
    </style:style>
    <style:style style:name="MP3" style:family="paragraph" style:parent-style-name="Footer">
      <style:paragraph-properties fo:text-align="end" style:justify-single-word="false"/>
    </style:style>
    <style:style style:name="MT1" style:family="text">
      <style:text-properties fo:text-transform="uppercase" fo:font-size="9pt" style:font-size-asian="9pt"/>
    </style:style>
    <style:style style:name="MT2" style:family="text">
      <style:text-properties fo:text-transform="uppercase" fo:color="#808080" loext:opacity="100%" fo:font-size="9pt" style:font-size-asian="9pt" style:font-size-complex="9pt">
        <loext:char-complex-color loext:theme-type="light1" loext:color-type="theme">
          <loext:transformation loext:type="shade" loext:value="4980"/>
        </loext:char-complex-color>
      </style:text-properties>
    </style:style>
    <style:page-layout style:name="Mpm1">
      <style:page-layout-properties fo:page-width="21.001cm" fo:page-height="29.7cm" style:num-format="1" style:print-orientation="portrait" fo:margin-top="2.54cm" fo:margin-bottom="1.249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1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able:table table:name="Table1" table:style-name="Table1">
          <table:table-column table:style-name="Table1.A"/>
          <table:table-column table:style-name="Table1.B"/>
          <table:table-row table:style-name="Table1.1">
            <table:table-cell table:style-name="Table1.A1" office:value-type="string">
              <text:p text:style-name="MP1" loext:marker-style-name="MT1"/>
            </table:table-cell>
            <table:table-cell table:style-name="Table1.A1" office:value-type="string">
              <text:p text:style-name="MP2" loext:marker-style-name="MT1"/>
            </table:table-cell>
          </table:table-row>
          <table:table-row table:style-name="Table1.2">
            <table:table-cell table:style-name="Table1.A2" office:value-type="string">
              <text:p text:style-name="Footer" loext:marker-style-name="MT2"><loext:content-control loext:plain-text="true" loext:alias="Author" loext:id="1534151868"><text:span text:style-name="MT2">23247364 - Alex Whitaker</text:span></loext:content-control></text:p>
            </table:table-cell>
            <table:table-cell table:style-name="Table1.A2" office:value-type="string">
              <text:p text:style-name="MP3" loext:marker-style-name="MT2"><text:page-number text:select-page="current">16</text:page-number></text:p>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23247364 - Alex Whitaker</meta:initial-creator>
    <meta:editing-cycles>381</meta:editing-cycles>
    <meta:creation-date>2024-06-13T08:47:00</meta:creation-date>
    <dc:date>2024-09-08T22:27:20.692880449</dc:date>
    <meta:editing-duration>P1DT6H46M50S</meta:editing-duration>
    <meta:generator>LibreOffice/24.8.0.3$MacOSX_AARCH64 LibreOffice_project/0bdf1299c94fe897b119f97f3c613e9dca6be583</meta:generator>
    <meta:document-statistic meta:table-count="1" meta:image-count="5" meta:object-count="0" meta:page-count="16" meta:paragraph-count="171" meta:word-count="3957" meta:character-count="22554" meta:non-whitespace-character-count="18765"/>
    <meta:user-defined meta:name="AppVersion">16.0000</meta:user-defined>
    <meta:template xlink:type="simple" xlink:actuate="onRequest" xlink:title="Normal.dotm" xlink:href=""/>
  </office:meta>
</office:document-meta>
</file>